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6"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7" style:family="paragraph" style:parent-style-name="Standard">
      <style:paragraph-properties fo:margin-left="0in" fo:margin-right="0in" fo:text-align="justify" style:justify-single-word="false" fo:text-indent="0in" style:auto-text-indent="false" style:writing-mode="lr-tb"/>
    </style:style>
    <style:style style:name="T1" style:family="text">
      <style:text-properties style:font-name="XB Zar" style:font-name-complex="XB Zar"/>
    </style:style>
    <style:style style:name="T2" style:family="text">
      <style:text-properties fo:background-color="#ffff00"/>
    </style:style>
    <style:style style:name="T3" style:family="text">
      <style:text-properties style:font-name="FreeMono"/>
    </style:style>
    <style:style style:name="T4" style:family="text">
      <style:text-properties fo:font-size="10pt"/>
    </style:style>
    <style:style style:name="T5" style:family="text">
      <style:text-properties fo:font-weight="normal"/>
    </style:style>
    <style:style style:name="T6" style:family="text">
      <style:text-properties fo:background-color="transparent"/>
    </style:style>
    <style:style style:name="T7" style:family="text">
      <style:text-properties style:font-size-asian="10pt"/>
    </style:style>
    <style:style style:name="T8" style:family="text">
      <style:text-properties style:font-weight-asian="normal"/>
    </style:style>
    <style:style style:name="T9" style:family="text">
      <style:text-properties style:font-name-complex="XB Zar"/>
    </style:style>
    <style:style style:name="T10" style:family="text">
      <style:text-properties style:font-size-complex="10pt"/>
    </style:style>
    <style:style style:name="T11"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آن بیشتر آشنا خواهید شد. برای مطالعه‌ی بیشتر به پیوست ۲ و ۳ همین کتاب مراجعه کنید.</text:p>
      <text:p text:style-name="P1"/>
      <text:p text:style-name="P3">۱-۷-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5">root@debian:~# mount</text:p>
            <text:p text:style-name="P5">/dev/sda1 on / type ext3 (rw,errors=remount-ro)</text:p>
            <text:p text:style-name="P5">...</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باز به همان دایرکتوری ریشه متصل می‌شود.</text:span></text:p>
      <text:p text:style-name="P1">نحوه‌ی نام‌گذاری دستگاه‌های ذخیره‌سازی داده‌ها و پارتیشن‌های آن‌ها اینگونه است که هارددیسک‌های SATA (اتصال داده‌ی موازی) با نام‌های sd و هارددیسک‌های ATA و PATA با نام‌های hd نام‌گذاری می‌شوند. اولین هارددیسک شناخته شده در سیستم پسوند a، دومین پسوند b و همین‌طور الی آخر.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7">root@debian:~# ls -la /dev/sda*</text:p>
            <text:p text:style-name="P5">brw-rw---- 1 root disk 8, 0 Jul 26 20:29 /dev/sda </text:p>
            <text:p text:style-name="P5">brw-rw---- 1 root disk 8, 1 Jul 26 20:29 /dev/sda1 </text:p>
            <text:p text:style-name="P5">brw-rw---- 1 root disk 8, 2 Jul 26 20:29 /dev/sda2 </text:p>
            <text:p text:style-name="P5">brw-rw---- 1 root disk 8, 5 Jul 26 20:29 /dev/sda5</text:p>
          </table:table-cell>
        </table:table-row>
      </table:table>
      <text:p text:style-name="P1">همان‌طور که مشاهده می‌کنید، فایل‌های زیر از نوع block-device هستند که با کاراکتر اول b مشخص شده‌ا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5">root@debian:~# cd /media</text:p>
            <text:p text:style-name="P5">root@debian:/media# mkdir mydisk</text:p>
            <text:p text:style-name="P5">root@debian:/media# mount /dev/sda2 mydisk</text:p>
            <text:p text:style-name="P5">root@debian:/media# ls mydisk</text:p>
            <text:p text:style-name="P5">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oft-page-break/><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5">root@debian:/media# umount mydisk</text:p>
            <text:p text:style-name="P5">root@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3">۲-۷- نصب چاپگرها</text:p>
      <text:p text:style-name="P1">نرم‌افزاری که در سیستم‌عامل گنو/لینوکس برای مدیریت چاپگرها و به اشتراک‌گذاری <text:s/>آن‌ها در شبکه وجود دارد،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دکمه‌ی Authenticate را کلیک کنید. به خاطر داشته باشید که باید چاپگر شما به سیستم متصل شده باشد،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text:soft-page-break/>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با انتخاب چاپگر نصب شده، فایل مورد نظر خود را چاپ کنید.</text:p>
      <text:p text:style-name="P1"/>
      <text:p text:style-name="P3">۳-۷- ساختار X Window System</text:p>
      <text:p text:style-name="P1">سیستم پنجره‌ی X که معمولاً X Window System یا X11 نیز خوانده می‌شود، به سیستم و پروتکلی<text:note text:id="ftn3" text:note-class="footnote"><text:note-citation>3</text:note-citation><text:note-body><text:p text:style-name="Footnote">Protocol</text:p></text:note-body></text:note> گفته می‌شود که وظیفه‌ی فراهم آوردن پایه و اساسی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که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هم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ند. مهم‌ترین فایل در این دایرکتوری، فایل xorg.conf است که تنظیمات اصلی در آن قرار دارد. این فایل در هنگام نصب سیستم‌عامل دبیان گنو/لینوکس با شناسایی مشخصات سیستم شما، خودکار تولید می‌شود و در این مسیر ذخیره می‌شود. اگر خواستید تنظیمات پیش‌فرض را تغییر دهید مثلاً هنگامی درایور کارت گرافیکی خود را نصب می‌کنید، نیاز به تغییر این فایل دارید. در این فایل می‌توان کارت گرافیکی، مانیتور، ماوس، کیبورد و برخی دیگر از سخت‌افزارهایی که برای رابط گرافیکی استفاده می‌شوند، تعریف کرد تا سرور X از آن‌ها استفاده کند. محیط میزکار گنوم از جمله‌ی محیط میزکارهایی است که قابلیت اجرای X Window System را دارد. دیگر محیط‌های میزکاری که قابلیت اجرای X Window System را دارند شامل Xfce ،KDE و … می‌شود. ساختار داخلی کلاینت و سرور X را می‌توانید در تصویر ببینید: <text:span text:style-name="T2">(تصویر ساختار ایکس – ۲)</text:span></text:p>
      <text:p text:style-name="P4"/>
      <text:p text:style-name="P4">۴-۷- نصب درایور کارت‌های گرافیکی <text:s/>ATi و AMD</text:p>
      <text:p text:style-name="P2">مشکل اصلی پیچیدگی موجود برای نصب است که چون هنوز کاربر با ساختار APT آشنا نشده است، توضیح <text:soft-page-break/>در مورد نصب درایور کارت گرافیکی مشکل است و نیاز به توضیحات اضافه زیادی دارد.</text:p>
      <text:p text:style-name="P2"/>
      <text:p text:style-name="P4">۵-۷- نصب درایور کارت‌های گرافیکی <text:s/>Nvidia</text:p>
      <text:p text:style-name="P2">مشکل اصلی پیچیدگی موجود برای نصب است که چون هنوز کاربر با ساختار APT آشنا نشده است، توضیح در مورد نصب درایور کارت گرافیکی مشکل است و نیاز به توضیحات اضافه زیادی دارد.</text:p>
      <text:p text:style-name="P2"/>
      <text:p text:style-name="P4">۶-۷- تنظیمات شبکه</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2T13:02:46</dc:date>
    <dc:creator>Mostafa Moradian</dc:creator>
    <meta:editing-duration>P1DT6H52M11S</meta:editing-duration>
    <meta:editing-cycles>1585</meta:editing-cycles>
    <meta:generator>LibreOffice/3.3$Linux LibreOffice_project/330m19$Build-202</meta:generator>
    <meta:document-statistic meta:table-count="4" meta:image-count="0" meta:object-count="0" meta:page-count="4" meta:paragraph-count="50" meta:word-count="1662" meta:character-count="8594"/>
  </office:meta>
</office:document-meta>
</file>